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Permiss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Permission.get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Permission.implies( java . security . Permiss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Permission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Permission.newPermission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Permission.FilePermission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